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pectableSourceMeta.getSourceProperty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pectableSourceMeta.InspectableSourc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pectableTraversableCachingSource.InspectableTraversableCachingSource( final CachingSourceFactory factory , final String protocol , final String uri , final String sourceUri , InspectableSource source , int expires , String cacheName , boolean async , boolean eventAw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pectableTraversableCachingSource.readMeta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pectableTraversableCachingSource.getSource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pectableTraversableCachingSource.getInspectabl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pectableSourceMeta.InspectableSourceMeta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pectableSourceMeta.setSourceProperties( SourceProperty [ ]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pectableSourceMeta.setSourceProperty( SourceProperty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pectableSourceMeta.removeSourceProperty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pectableTraversableCachingSource.getInspectableRespons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pectableSourceMeta.getSource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pectableTraversableCachingSource.getSourceProperty( String namespace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spectableTraversableCachingSource.removeSourceProperty( String namespa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pectableTraversableCachingSource.setSourceProperty( Source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